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automatic" fo:background-color="#C0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text-underline-style="solid" style:text-underline-type="singl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8138888888889cm"/>
    </style:style>
    <style:style style:name="co2" style:family="table-column">
      <style:table-column-properties fo:break-before="auto" style:column-width="3.40430555555556cm"/>
    </style:style>
    <style:style style:name="co3" style:family="table-column">
      <style:table-column-properties fo:break-before="auto" style:column-width="16.0161111111111cm"/>
    </style:style>
    <style:style style:name="co4" style:family="table-column">
      <style:table-column-properties fo:break-before="auto" style:column-width="13.899444444444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style-name="ce1"/>
          <table:table-cell office:value-type="float" office:value="119.5" table:formula="of:=SUM([.C3:.C56])" table:style-name="ce2">
            <text:p>119,5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3">
            <text:p>Data</text:p>
          </table:table-cell>
          <table:table-cell office:value-type="string" table:style-name="ce4">
            <text:p>Ore</text:p>
          </table:table-cell>
          <table:table-cell office:value-type="string" table:style-name="ce5">
            <text:p>Task</text:p>
          </table:table-cell>
          <table:table-cell office:value-type="string" table:style-name="ce6">
            <text:p>Fonti utilizzat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04T00:00:00" table:style-name="ce7">
            <text:p>2/4/2022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Studio del TinyML / Random For</text:p>
          </table:table-cell>
          <table:table-cell office:value-type="string" table:style-name="ce8">
            <text:p>Pdf prof / Youtub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05T00:00:00" table:style-name="ce7">
            <text:p>2/5/202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SetUp Jupyter e studio arduino</text:p>
          </table:table-cell>
          <table:table-cell office:value-type="string" table:style-name="ce8">
            <text:p>Dispense Unibo / Youtube</text:p>
          </table:table-cell>
          <table:table-cell table:number-columns-repeated="2" table:style-name="ce1"/>
          <table:table-cell table:style-name="ce10"/>
          <table:table-cell table:number-columns-repeated="16376" table:style-name="ce1"/>
        </table:table-row>
        <table:table-row table:style-name="ro2">
          <table:table-cell/>
          <table:table-cell office:value-type="date" office:date-value="2022-02-07T00:00:00" table:style-name="ce7">
            <text:p>2/7/2022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etUp Jupyter e studio arduino</text:p>
          </table:table-cell>
          <table:table-cell office:value-type="string" table:style-name="ce8">
            <text:p>Dispense Unibo / Youtub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08T00:00:00" table:style-name="ce7">
            <text:p>2/8/202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Test sensori arduino</text:p>
          </table:table-cell>
          <table:table-cell office:value-type="string" table:style-name="ce8">
            <text:p>Arduino Doc</text:p>
          </table:table-cell>
          <table:table-cell table:number-columns-repeated="3" table:style-name="ce1"/>
          <table:table-cell table:style-name="ce11"/>
          <table:table-cell table:number-columns-repeated="16375"/>
        </table:table-row>
        <table:table-row table:style-name="ro2">
          <table:table-cell/>
          <table:table-cell office:value-type="date" office:date-value="2022-02-09T00:00:00" table:style-name="ce7">
            <text:p>2/9/2022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Studio ML e esercitazioni</text:p>
          </table:table-cell>
          <table:table-cell office:value-type="string" table:style-name="ce8">
            <text:p>Youtub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0T00:00:00" table:style-name="ce7">
            <text:p>2/10/2022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Studio Jupyter e dispense prof</text:p>
          </table:table-cell>
          <table:table-cell table:style-name="ce8"/>
          <table:table-cell table:number-columns-repeated="2" table:style-name="ce1"/>
          <table:table-cell table:style-name="ce11"/>
          <table:table-cell table:number-columns-repeated="16376" table:style-name="ce1"/>
        </table:table-row>
        <table:table-row table:style-name="ro2">
          <table:table-cell/>
          <table:table-cell office:value-type="date" office:date-value="2022-02-11T00:00:00" table:style-name="ce7">
            <text:p>2/11/2022</text:p>
          </table:table-cell>
          <table:table-cell office:value-type="float" office:value="3" table:style-name="ce8">
            <text:p>3</text:p>
          </table:table-cell>
          <table:table-cell office:value-type="string" table:style-name="ce12">
            <text:p>Studio modelli alternativi</text:p>
          </table:table-cell>
          <table:table-cell office:value-type="string" table:style-name="ce8">
            <text:p>Sklearn doc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2T00:00:00" table:style-name="ce7">
            <text:p>2/12/2022</text:p>
          </table:table-cell>
          <table:table-cell office:value-type="float" office:value="2.5" table:style-name="ce8">
            <text:p>2,5</text:p>
          </table:table-cell>
          <table:table-cell office:value-type="string" table:style-name="ce8">
            <text:p>Implementazione algo altern</text:p>
          </table:table-cell>
          <table:table-cell office:value-type="string" table:style-name="ce8">
            <text:p>Sklearn doc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3T00:00:00" table:style-name="ce7">
            <text:p>2/13/202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Studio XGB</text:p>
          </table:table-cell>
          <table:table-cell office:value-type="string" table:style-name="ce8">
            <text:p>Youtube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5T00:00:00" table:style-name="ce7">
            <text:p>2/15/202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Meeting &amp; Studio m2cgen</text:p>
          </table:table-cell>
          <table:table-cell office:value-type="string" table:style-name="ce12">
            <text:p>Github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6T00:00:00" table:style-name="ce7">
            <text:p>2/16/202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Cross Validation e Model Compar.</text:p>
          </table:table-cell>
          <table:table-cell office:value-type="string" table:style-name="ce8">
            <text:p>Sklearn doc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7T00:00:00" table:style-name="ce7">
            <text:p>2/17/2022</text:p>
          </table:table-cell>
          <table:table-cell office:value-type="float" office:value="4.5" table:style-name="ce8">
            <text:p>4,5</text:p>
          </table:table-cell>
          <table:table-cell office:value-type="string" table:style-name="ce8">
            <text:p>Model C. e test dei modelli su AD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/>
          <table:table-cell office:value-type="date" office:date-value="2022-02-19T00:00:00" table:style-name="ce7">
            <text:p>2/19/2022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Studio memoria e Inferenza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/>
          <table:table-cell office:value-type="date" office:date-value="2022-02-20T00:00:00" table:style-name="ce7">
            <text:p>2/20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test vari</text:p>
          </table:table-cell>
          <table:table-cell table:style-name="ce8"/>
          <table:table-cell table:number-columns-repeated="16379" table:style-name="ce1"/>
        </table:table-row>
        <table:table-row table:style-name="ro2">
          <table:table-cell/>
          <table:table-cell office:value-type="date" office:date-value="2022-02-21T00:00:00" table:style-name="ce7">
            <text:p>2/21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test vari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2-22T00:00:00" table:style-name="ce7">
            <text:p>2/22/2022</text:p>
          </table:table-cell>
          <table:table-cell office:value-type="float" office:value="1.5" table:style-name="ce8">
            <text:p>1,5</text:p>
          </table:table-cell>
          <table:table-cell office:value-type="string" table:style-name="ce8">
            <text:p>studio elettronica arduino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2-23T00:00:00" table:style-name="ce7">
            <text:p>2/23/2022</text:p>
          </table:table-cell>
          <table:table-cell office:value-type="float" office:value="1.5" table:style-name="ce8">
            <text:p>1,5</text:p>
          </table:table-cell>
          <table:table-cell office:value-type="string" table:style-name="ce8">
            <text:p>test perf su ard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2-24T00:00:00" table:style-name="ce7">
            <text:p>2/24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Ricerca Paper</text:p>
          </table:table-cell>
          <table:table-cell office:value-type="string" table:style-name="ce8">
            <text:p>Google Scholar /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6T00:00:00" table:style-name="ce7">
            <text:p>2/26/2022</text:p>
          </table:table-cell>
          <table:table-cell office:value-type="float" office:value="3.5" table:style-name="ce8">
            <text:p>3,5</text:p>
          </table:table-cell>
          <table:table-cell office:value-type="string" table:style-name="ce8">
            <text:p>BenchMarking Freq</text:p>
          </table:table-cell>
          <table:table-cell office:value-type="string" table:style-name="ce8">
            <text:p>Arduino Studio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7T00:00:00" table:style-name="ce7">
            <text:p>2/27/202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Start keyword-spotting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7">
            <text:p>2/28/2022</text:p>
          </table:table-cell>
          <table:table-cell office:value-type="float" office:value="3" table:style-name="ce12">
            <text:p>3</text:p>
          </table:table-cell>
          <table:table-cell office:value-type="string" table:style-name="ce8">
            <text:p>Report modelli su arduino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3-02T00:00:00" table:style-name="ce7">
            <text:p>3/2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Test raddoppiando valori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3-03T00:00:00" table:style-name="ce7">
            <text:p>3/3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Call e check librerie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3-06T00:00:00" table:style-name="ce7">
            <text:p>3/6/2022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Raccolta campioni e test</text:p>
          </table:table-cell>
          <table:table-cell table:style-name="ce8"/>
          <table:table-cell table:number-columns-repeated="16379"/>
        </table:table-row>
        <table:table-row table:style-name="ro2">
          <table:table-cell/>
          <table:table-cell office:value-type="date" office:date-value="2022-03-07T00:00:00" table:style-name="ce7">
            <text:p>3/7/202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Check conflitto librerie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3-09T00:00:00" table:style-name="ce13">
            <text:p>9-mar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Fix librerie conflitto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3-10T00:00:00" table:style-name="ce13">
            <text:p>10-mar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Studio ML</text:p>
          </table:table-cell>
          <table:table-cell office:value-type="string" table:style-name="ce12">
            <text:p>Corso ML magistrale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3-12T00:00:00" table:style-name="ce13">
            <text:p>12-mar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studio ML e reti neurali</text:p>
          </table:table-cell>
          <table:table-cell office:value-type="string" table:style-name="ce12">
            <text:p>Corso ML magistrale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3-13T00:00:00" table:style-name="ce13">
            <text:p>13-mar</text:p>
          </table:table-cell>
          <table:table-cell office:value-type="float" office:value="4.5" table:style-name="ce8">
            <text:p>4,5</text:p>
          </table:table-cell>
          <table:table-cell office:value-type="string" table:style-name="ce8">
            <text:p>Implementazione Rete neurale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3-14T00:00:00" table:style-name="ce13">
            <text:p>14-ma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Test su arduino</text:p>
          </table:table-cell>
          <table:table-cell office:value-type="string" table:style-name="ce12">
            <text:p>EloquentDoc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3-15T00:00:00" table:style-name="ce13">
            <text:p>15-mar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Raccolta campioni e test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3-23T00:00:00" table:style-name="ce13">
            <text:p>23-ma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Call e Tuning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3-29T00:00:00" table:style-name="ce13">
            <text:p>29-mar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grid Search</text:p>
          </table:table-cell>
          <table:table-cell office:value-type="string" table:style-name="ce12">
            <text:p>Sklearn doc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3-30T00:00:00" table:style-name="ce13">
            <text:p>30-ma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rid search e NN in color</text:p>
          </table:table-cell>
          <table:table-cell office:value-type="string" table:style-name="ce12">
            <text:p>Youtube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4-03T00:00:00" table:style-name="ce13">
            <text:p>3-ap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Grid search finita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4-06T00:00:00" table:style-name="ce13">
            <text:p>6-ap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Tuning NN Frequency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4-07T00:00:00" table:style-name="ce13">
            <text:p>7-apr</text:p>
          </table:table-cell>
          <table:table-cell office:value-type="float" office:value="1.5" table:style-name="ce8">
            <text:p>1,5</text:p>
          </table:table-cell>
          <table:table-cell office:value-type="string" table:style-name="ce8">
            <text:p>Tuning NN color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4-13T00:00:00" table:style-name="ce13">
            <text:p>13-ap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Cross Validation NN e creazione NN negli altri task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13">
            <text:p>15-apr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meeting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string" table:style-name="ce13">
            <text:p>16-apr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Fix Cross-val e valutazione Test set altri task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4-23T00:00:00" table:style-name="ce13">
            <text:p>23-apr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Record nuovi valori e test</text:p>
          </table:table-cell>
          <table:table-cell table:style-name="ce12"/>
          <table:table-cell table:number-columns-repeated="16379"/>
        </table:table-row>
        <table:table-row table:style-name="ro2">
          <table:table-cell/>
          <table:table-cell office:value-type="date" office:date-value="2022-04-24T00:00:00" table:style-name="ce13">
            <text:p>24-apr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Importazione rete su arduino e scrittura file arduino</text:p>
          </table:table-cell>
          <table:table-cell table:style-name="ce12"/>
          <table:table-cell table:number-columns-repeated="16379"/>
        </table:table-row>
        <table:table-row table:number-rows-repeated="130" table:style-name="ro2">
          <table:table-cell/>
          <table:table-cell table:style-name="ce13"/>
          <table:table-cell table:number-columns-repeated="2" table:style-name="ce8"/>
          <table:table-cell table:style-name="ce12"/>
          <table:table-cell table:number-columns-repeated="16379"/>
        </table:table-row>
        <table:table-row table:style-name="ro2">
          <table:table-cell/>
          <table:table-cell table:style-name="ce8"/>
          <table:table-cell table:style-name="ce1"/>
          <table:table-cell table:number-columns-repeated="2" table:style-name="ce8"/>
          <table:table-cell table:number-columns-repeated="16379"/>
        </table:table-row>
        <table:table-row table:number-rows-repeated="1048401" table:style-name="ro3">
          <table:table-cell table:number-columns-repeated="16384"/>
        </table:table-row>
      </table:table>
      <table:database-ranges>
        <table:database-range table:target-range-address="Foglio1.B2:Foglio1.E175" table:name="Tabel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number:date-style style:name="N37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Luigi Borriello - luigi.borriello2@studio.unibo.it</meta:initial-creator>
    <dc:creator>Luigi Borriello - luigi.borriello2@studio.unibo.it</dc:creator>
    <meta:creation-date>2022-01-25T10:44:13Z</meta:creation-date>
    <dc:date>2022-04-24T15:07:08Z</dc:date>
    <meta:editing-cycles>5</meta:editing-cycles>
    <meta:editing-duration>PT188S</meta:editing-duration>
    <meta:user-defined meta:name="AppVersion">16.0300</meta:user-defined>
  </office:meta>
</office:document-meta>
</file>